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1-25</text:p>
          </table:table-cell>
          <table:table-cell table:formula="of:=[.G2]+[.J2]" office:value-type="time" office:time-value="PT04H00M00S" calcext:value-type="time">
            <text:p>240</text:p>
          </table:table-cell>
          <table:table-cell office:value-type="string" calcext:value-type="string">
            <text:p>install visual studio, c++, and google test</text:p>
          </table:table-cell>
          <table:table-cell table:number-columns-repeated="3"/>
          <table:table-cell table:formula="of:=[.I2]-[.H2]" office:value-type="time" office:time-value="PT04H00M00S" calcext:value-type="time">
            <text:p>24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1</text:p>
          </table:table-cell>
          <table:table-cell table:formula="of:=[.G3]+[.J3]" office:value-type="time" office:time-value="PT04H00M00S" calcext:value-type="time">
            <text:p>240</text:p>
          </table:table-cell>
          <table:table-cell office:value-type="string" calcext:value-type="string">
            <text:p>textbook</text:p>
          </table:table-cell>
          <table:table-cell table:number-columns-repeated="3"/>
          <table:table-cell table:formula="of:=[.I3]-[.H3]" office:value-type="time" office:time-value="PT04H00M00S" calcext:value-type="time">
            <text:p>2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2</text:p>
          </table:table-cell>
          <table:table-cell table:formula="of:=[.G4]+[.J4]" office:value-type="time" office:time-value="PT07H00M00S" calcext:value-type="time">
            <text:p>420</text:p>
          </table:table-cell>
          <table:table-cell office:value-type="string" calcext:value-type="string">
            <text:p>trying to get git to work under windows, and then some simple tests with google test</text:p>
          </table:table-cell>
          <table:table-cell table:number-columns-repeated="3"/>
          <table:table-cell table:formula="of:=[.I4]-[.H4]" office:value-type="time" office:time-value="PT07H00M00S" calcext:value-type="time">
            <text:p>42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3</text:p>
          </table:table-cell>
          <table:table-cell table:formula="of:=[.G5]+[.J5]" office:value-type="time" office:time-value="PT09H00M00S" calcext:value-type="time">
            <text:p>540</text:p>
          </table:table-cell>
          <table:table-cell office:value-type="string" calcext:value-type="string">
            <text:p>writing the paper</text:p>
          </table:table-cell>
          <table:table-cell table:number-columns-repeated="3"/>
          <table:table-cell table:formula="of:=[.I5]-[.H5]" office:value-type="time" office:time-value="PT09H00M00S" calcext:value-type="time">
            <text:p>5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4</text:p>
          </table:table-cell>
          <table:table-cell table:formula="of:=[.G6]+[.J6]" office:value-type="time" office:time-value="PT03H00M00S" calcext:value-type="time">
            <text:p>180</text:p>
          </table:table-cell>
          <table:table-cell office:value-type="string" calcext:value-type="string">
            <text:p>writing the paper</text:p>
          </table:table-cell>
          <table:table-cell table:number-columns-repeated="3"/>
          <table:table-cell table:formula="of:=[.I6]-[.H6]" office:value-type="time" office:time-value="PT03H00M00S" calcext:value-type="time">
            <text:p>18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5</text:p>
          </table:table-cell>
          <table:table-cell table:formula="of:=[.G7]+[.J7]" office:value-type="time" office:time-value="PT03H30M00S" calcext:value-type="time">
            <text:p>210</text:p>
          </table:table-cell>
          <table:table-cell office:value-type="string" calcext:value-type="string">
            <text:p>finishing the paper</text:p>
          </table:table-cell>
          <table:table-cell table:number-columns-repeated="3"/>
          <table:table-cell table:formula="of:=[.I7]-[.H7]" office:value-type="time" office:time-value="PT03H30M00S" calcext:value-type="time">
            <text:p>210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8]+[.J8]" office:value-type="time" office:time-value="PT00H00M00S" calcext:value-type="time">
            <text:p>0</text:p>
          </table:table-cell>
          <table:table-cell table:number-columns-repeated="4"/>
          <table:table-cell table:formula="of:=[.I8]-[.H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9]+[.J9]" office:value-type="time" office:time-value="PT00H00M00S" calcext:value-type="time">
            <text:p>0</text:p>
          </table:table-cell>
          <table:table-cell table:number-columns-repeated="4"/>
          <table:table-cell table:formula="of:=[.I9]-[.H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0]+[.J10]" office:value-type="time" office:time-value="PT00H00M00S" calcext:value-type="time">
            <text:p>0</text:p>
          </table:table-cell>
          <table:table-cell table:number-columns-repeated="4"/>
          <table:table-cell table:formula="of:=[.I10]-[.H1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1]+[.J11]" office:value-type="time" office:time-value="PT00H00M00S" calcext:value-type="time">
            <text:p>0</text:p>
          </table:table-cell>
          <table:table-cell table:number-columns-repeated="4"/>
          <table:table-cell table:formula="of:=[.I11]-[.H1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2]+[.J12]" office:value-type="time" office:time-value="PT00H00M00S" calcext:value-type="time">
            <text:p>0</text:p>
          </table:table-cell>
          <table:table-cell table:number-columns-repeated="4"/>
          <table:table-cell table:formula="of:=[.I12]-[.H1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3]+[.J13]" office:value-type="time" office:time-value="PT00H00M00S" calcext:value-type="time">
            <text:p>0</text:p>
          </table:table-cell>
          <table:table-cell table:number-columns-repeated="4"/>
          <table:table-cell table:formula="of:=[.I13]-[.H1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4]+[.J14]" office:value-type="time" office:time-value="PT00H00M00S" calcext:value-type="time">
            <text:p>0</text:p>
          </table:table-cell>
          <table:table-cell table:number-columns-repeated="4"/>
          <table:table-cell table:formula="of:=[.I14]-[.H1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5]+[.J15]" office:value-type="time" office:time-value="PT00H00M00S" calcext:value-type="time">
            <text:p>0</text:p>
          </table:table-cell>
          <table:table-cell table:number-columns-repeated="4"/>
          <table:table-cell table:formula="of:=[.I15]-[.H1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6]+[.J16]" office:value-type="time" office:time-value="PT00H00M00S" calcext:value-type="time">
            <text:p>0</text:p>
          </table:table-cell>
          <table:table-cell table:number-columns-repeated="4"/>
          <table:table-cell table:formula="of:=[.I16]-[.H1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7]+[.J17]" office:value-type="time" office:time-value="PT00H00M00S" calcext:value-type="time">
            <text:p>0</text:p>
          </table:table-cell>
          <table:table-cell table:number-columns-repeated="4"/>
          <table:table-cell table:formula="of:=[.I17]-[.H1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8]+[.J18]" office:value-type="time" office:time-value="PT00H00M00S" calcext:value-type="time">
            <text:p>0</text:p>
          </table:table-cell>
          <table:table-cell table:number-columns-repeated="4"/>
          <table:table-cell table:formula="of:=[.I18]-[.H1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9]+[.J19]" office:value-type="time" office:time-value="PT00H00M00S" calcext:value-type="time">
            <text:p>0</text:p>
          </table:table-cell>
          <table:table-cell table:number-columns-repeated="4"/>
          <table:table-cell table:formula="of:=[.I19]-[.H1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0]+[.J20]" office:value-type="time" office:time-value="PT00H00M00S" calcext:value-type="time">
            <text:p>0</text:p>
          </table:table-cell>
          <table:table-cell table:number-columns-repeated="4"/>
          <table:table-cell table:formula="of:=[.I20]-[.H2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1]+[.J21]" office:value-type="time" office:time-value="PT00H00M00S" calcext:value-type="time">
            <text:p>0</text:p>
          </table:table-cell>
          <table:table-cell table:number-columns-repeated="4"/>
          <table:table-cell table:formula="of:=[.I21]-[.H2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2]+[.J22]" office:value-type="time" office:time-value="PT00H00M00S" calcext:value-type="time">
            <text:p>0</text:p>
          </table:table-cell>
          <table:table-cell table:number-columns-repeated="4"/>
          <table:table-cell table:formula="of:=[.I22]-[.H2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3]+[.J23]" office:value-type="time" office:time-value="PT00H00M00S" calcext:value-type="time">
            <text:p>0</text:p>
          </table:table-cell>
          <table:table-cell table:number-columns-repeated="4"/>
          <table:table-cell table:formula="of:=[.I23]-[.H2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5]+[.J25]" office:value-type="time" office:time-value="PT00H00M00S" calcext:value-type="time">
            <text:p>0</text:p>
          </table:table-cell>
          <table:table-cell table:number-columns-repeated="4"/>
          <table:table-cell table:formula="of:=[.I25]-[.H2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6]+[.J26]" office:value-type="time" office:time-value="PT00H00M00S" calcext:value-type="time">
            <text:p>0</text:p>
          </table:table-cell>
          <table:table-cell table:number-columns-repeated="4"/>
          <table:table-cell table:formula="of:=[.I26]-[.H2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7]+[.J27]" office:value-type="time" office:time-value="PT00H00M00S" calcext:value-type="time">
            <text:p>0</text:p>
          </table:table-cell>
          <table:table-cell table:number-columns-repeated="4"/>
          <table:table-cell table:formula="of:=[.I27]-[.H2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8]+[.J28]" office:value-type="time" office:time-value="PT00H00M00S" calcext:value-type="time">
            <text:p>0</text:p>
          </table:table-cell>
          <table:table-cell table:number-columns-repeated="4"/>
          <table:table-cell table:formula="of:=[.I28]-[.H2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9]+[.J29]" office:value-type="time" office:time-value="PT00H00M00S" calcext:value-type="time">
            <text:p>0</text:p>
          </table:table-cell>
          <table:table-cell table:number-columns-repeated="4"/>
          <table:table-cell table:formula="of:=[.I29]-[.H2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0]+[.J30]" office:value-type="time" office:time-value="PT00H00M00S" calcext:value-type="time">
            <text:p>0</text:p>
          </table:table-cell>
          <table:table-cell table:number-columns-repeated="4"/>
          <table:table-cell table:formula="of:=[.I30]-[.H3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30H30M00S" calcext:value-type="time">
            <text:p>18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1830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2P0" style:volatile="true" number:truncate-on-overflow="false">
      <number:minutes/>
    </number:time-style>
    <number:text-style style:name="N122">
      <number:text-content/>
      <style:map style:condition="value()&lt;=1.79769313486232E+308" style:apply-style-name="N122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 style:data-style-name="N2" text:time-value="15:15:21.576657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2-05T15:20:24.239804381</dc:date>
    <meta:editing-duration>PT32M14S</meta:editing-duration>
    <meta:editing-cycles>7</meta:editing-cycles>
    <meta:generator>LibreOffice/5.4.2.2.0$Linux_X86_64 LibreOffice_project/40m0$Build-2</meta:generator>
    <meta:document-statistic meta:table-count="1" meta:cell-count="183" meta:object-count="0"/>
  </office:meta>
</office:document-meta>
</file>